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Source Serif Pro" svg:font-family="'Source Serif Pro', serif"/>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style:style>
    <style:style style:name="P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5"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6"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8"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T1" style:family="text">
      <style:text-properties style:font-name="Source Serif Pro" fo:font-size="13.5pt" fo:font-weight="normal"/>
    </style:style>
    <style:style style:name="T2" style:family="text">
      <style:text-properties style:font-name="Source Serif Pro" fo:font-size="13.5pt" fo:font-weight="normal" loext:padding="0cm" loext:border="none"/>
    </style:style>
    <style:style style:name="T3" style:family="text">
      <style:text-properties fo:color="#ffffff" loext:opacity="100%" style:font-name="Source Serif Pro" fo:font-size="13.5pt" fo:font-weight="normal"/>
    </style:style>
    <style:style style:name="T4" style:family="text">
      <style:text-properties fo:color="#ffffff" loext:opacity="100%" style:font-name="Source Serif Pro" fo:font-size="13.5pt" fo:font-weight="normal" loext:padding="0cm" loext:border="none"/>
    </style:style>
    <style:style style:name="T5" style:family="text">
      <style:text-properties fo:font-variant="normal" fo:text-transform="none" fo:color="#ffffff" loext:opacity="100%" style:font-name="Source Serif Pro" fo:font-size="13.5pt" fo:letter-spacing="normal" fo:font-style="normal" fo:font-weight="normal"/>
    </style:style>
    <style:style style:name="T6" style:family="text">
      <style:text-properties fo:font-variant="normal" fo:text-transform="none" fo:color="#ffffff" loext:opacity="100%" style:font-name="Source Serif Pro" fo:font-size="13.5pt" fo:letter-spacing="normal" fo:font-style="normal" fo:font-weight="normal" loext:padding="0cm" loext:border="none"/>
    </style:style>
    <style:style style:name="T7" style:family="text">
      <style:text-properties fo:font-variant="normal" fo:text-transform="none" style:font-name="Source Serif Pro" fo:font-size="13.5pt" fo:letter-spacing="normal" fo:font-style="normal" fo:font-weight="normal"/>
    </style:style>
    <style:style style:name="T8" style:family="text">
      <style:text-properties fo:font-variant="normal" fo:text-transform="none" style:font-name="Source Serif Pro" fo:font-size="13.5pt" fo:letter-spacing="normal" fo:font-style="normal" fo:font-weight="normal" loext:padding="0cm" loext:border="none"/>
    </style:style>
    <style:style style:name="T9" style:family="text">
      <style:text-properties fo:font-variant="normal" fo:text-transform="none" fo:color="#000000" loext:opacity="100%" style:font-name="Source Serif Pro" fo:font-size="13.5pt" fo:letter-spacing="normal" fo:font-style="normal" fo:font-weight="normal"/>
    </style:style>
    <style:style style:name="T10" style:family="text">
      <style:text-properties fo:font-variant="normal" fo:text-transform="none" fo:color="#000000" loext:opacity="100%" style:font-name="Source Serif Pro" fo:font-size="13.5pt" fo:letter-spacing="normal" fo:font-style="normal" fo:font-weight="normal" loext:padding="0cm" loext:border="none"/>
    </style:style>
    <text:list-style style:name="L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a saber mais: algoritmos e lógica de programação</text:p>
      <text:p text:style-name="P1"/>
      <text:p text:style-name="P3">Você já deve ter ouvido falar em “algoritmo” no contexto das redes sociais, como “o algoritmo da rede social de fotos prioriza posts que geram mais engajamento”, ou mesmo no mundo do entretenimento, como “o algoritmo do streaming de filmes e séries recomenda filmes com base no que você já assistiu”. Mas você já parou para pensar no que “algoritmo” significa?</text:p>
      <text:p text:style-name="P7"><text:span text:style-name="T9">Algoritmos são </text:span><text:span text:style-name="Strong_20_Emphasis"><text:span text:style-name="T10">sequências bem definidas de passos que seguimos para alcançar um objetivo</text:span></text:span><text:span text:style-name="T9">. Eles estão presentes em diversas situações do nosso dia a dia, como atravessar uma rua, preparar um bolo ou decidir critérios para aprovar ou reprovar um aluno.</text:span></text:p>
      <text:p text:style-name="P7"><text:span text:style-name="T9">No contexto da computação, algoritmos são a base para a solução de problemas, pois definem claramente as </text:span><text:span text:style-name="Strong_20_Emphasis"><text:span text:style-name="T10">regras e instruções</text:span></text:span><text:span text:style-name="T9"> que serão seguidas para atingir um resultado específico.</text:span></text:p>
      <text:p text:style-name="P4">Para desenvolver um bom algoritmo, é essencial que ele seja preciso e detalhado, evitando ambiguidades. Antes de transformá-lo em código, utilizamos formas de representação que facilitam o planejamento e a compreensão.</text:p>
      <text:p text:style-name="P4">Por exemplo, podemos descrever os passos em formato narrativo, como uma receita de bolo, ou usar diagramas, fluxogramas e pseudocódigos que estruturam a lógica de maneira visual ou textual. Por exemplo:</text:p>
      <text:p text:style-name="P2"><text:span text:style-name="Strong_20_Emphasis"><text:span text:style-name="T2">Algoritmo de Recomendação do Streaming de Filmes</text:span></text:span></text:p>
      <text:list xml:id="list2743182167" text:style-name="L1">
        <text:list-item>
          <text:p text:style-name="P8"><text:span text:style-name="Strong_20_Emphasis"><text:span text:style-name="T10">Coleta de Dados</text:span></text:span><text:span text:style-name="T9">:</text:span></text:p>
          <text:list>
            <text:list-item>
              <text:p text:style-name="P5">Reúna o histórico de visualização do usuário (filmes e séries assistidos).</text:p>
            </text:list-item>
            <text:list-item>
              <text:p text:style-name="P5">Capture avaliações dadas pelo usuário (se disponíveis).</text:p>
            </text:list-item>
            <text:list-item>
              <text:p text:style-name="P5">Colete dados de outros usuários com preferências semelhantes.</text:p>
            </text:list-item>
            <text:list-item>
              <text:p text:style-name="P5">Obtenha metadados dos conteúdos (gênero, diretor, atores, ano de lançamento, etc.).</text:p>
            </text:list-item>
          </text:list>
        </text:list-item>
        <text:list-item>
          <text:p text:style-name="P8"><text:span text:style-name="Strong_20_Emphasis"><text:span text:style-name="T10">Análise de Padrões</text:span></text:span><text:span text:style-name="T9">:</text:span></text:p>
          <text:list>
            <text:list-item>
              <text:p text:style-name="P5">Use técnicas de IA para identificar padrões, como:</text:p>
              <text:list>
                <text:list-item>
                  <text:p text:style-name="P5">Gêneros ou temas preferidos pelo usuário.</text:p>
                </text:list-item>
                <text:list-item>
                  <text:p text:style-name="P5">Conteúdos populares entre usuários com comportamentos semelhantes.</text:p>
                </text:list-item>
              </text:list>
            </text:list-item>
          </text:list>
        </text:list-item>
        <text:list-item>
          <text:p text:style-name="P8"><text:span text:style-name="Strong_20_Emphasis"><text:span text:style-name="T10">Personalização</text:span></text:span><text:span text:style-name="T9">:</text:span></text:p>
          <text:list>
            <text:list-item>
              <text:p text:style-name="P5">Incorpore preferências específicas do usuário, como atores ou diretores favoritos.</text:p>
            </text:list-item>
            <text:list-item>
              <text:p text:style-name="P5"><text:soft-page-break/>Considere avaliações recentes para ajustar as recomendações.</text:p>
            </text:list-item>
          </text:list>
        </text:list-item>
        <text:list-item>
          <text:p text:style-name="P8"><text:span text:style-name="Strong_20_Emphasis"><text:span text:style-name="T10">Geração de Recomendações</text:span></text:span><text:span text:style-name="T9">:</text:span></text:p>
          <text:list>
            <text:list-item>
              <text:p text:style-name="P5">Crie uma lista de filmes ou séries recomendados com base nos padrões identificados.</text:p>
            </text:list-item>
            <text:list-item>
              <text:p text:style-name="P5">Ordene a lista por relevância, priorizando os conteúdos com maior probabilidade de agradar ao usuário.</text:p>
            </text:list-item>
          </text:list>
        </text:list-item>
        <text:list-item>
          <text:p text:style-name="P8"><text:span text:style-name="Strong_20_Emphasis"><text:span text:style-name="T10">Apresentação</text:span></text:span><text:span text:style-name="T9">:</text:span></text:p>
          <text:list>
            <text:list-item>
              <text:p text:style-name="P5">Exiba as recomendações na interface do usuário, organizadas em categorias como "Porque você assistiu X" ou "Top 10 para você".</text:p>
            </text:list-item>
          </text:list>
        </text:list-item>
        <text:list-item>
          <text:p text:style-name="P8"><text:span text:style-name="Strong_20_Emphasis"><text:span text:style-name="T10">Feedback e Aprendizado</text:span></text:span><text:span text:style-name="T9">:</text:span></text:p>
          <text:list>
            <text:list-item>
              <text:p text:style-name="P5">Monitore como o usuário interage com as recomendações (assistiu, ignorou, avaliou).</text:p>
            </text:list-item>
            <text:list-item>
              <text:p text:style-name="P5">Use esse feedback para refinar o algoritmo e melhorar as sugestões futuras.</text:p>
            </text:list-item>
          </text:list>
        </text:list-item>
        <text:list-item>
          <text:p text:style-name="P8"><text:span text:style-name="Strong_20_Emphasis"><text:span text:style-name="T10">Atualização Contínua</text:span></text:span><text:span text:style-name="T9">:</text:span></text:p>
          <text:list>
            <text:list-item>
              <text:p text:style-name="P6">Atualize as recomendações periodicamente, incorporando novos dados e comportamentos do usuário.</text:p>
            </text:list-item>
          </text:list>
        </text:list-item>
      </text:list>
      <text:p text:style-name="P1"/>
      <text:p text:style-name="P2"><text:span text:style-name="T1">A lógica de programação, por sua vez, é o campo que </text:span><text:span text:style-name="Strong_20_Emphasis"><text:span text:style-name="T2">aplica os conceitos de algoritmos à criação de programas de computador</text:span></text:span><text:span text:style-name="T1">. Nessa etapa, traduzimos o passo a passo definido no algoritmo para uma linguagem de programação, criando códigos que o computador pode interpretar e executar.</text:span></text:p>
      <text:p text:style-name="P4">Em síntese, a lógica de programação é o conjunto de regras, técnicas e raciocínios necessários para transformar problemas em soluções computacionais. Dominar esses conceitos é fundamental para programar de maneira eficiente e criar sistemas capazes de resolver problemas reais.</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8T11:26:40.059192430</meta:creation-date>
    <meta:generator>LibreOffice/7.3.7.2$Linux_X86_64 LibreOffice_project/30$Build-2</meta:generator>
    <dc:date>2025-09-08T14:30:56.850452744</dc:date>
    <meta:editing-duration>PT16M15S</meta:editing-duration>
    <meta:editing-cycles>3</meta:editing-cycles>
    <meta:document-statistic meta:table-count="0" meta:image-count="0" meta:object-count="0" meta:page-count="2" meta:paragraph-count="31" meta:word-count="486" meta:character-count="3166" meta:non-whitespace-character-count="2733"/>
  </office:meta>
</office:document-meta>
</file>